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1ab63f"/>
    </style:style>
    <style:style style:name="T1" style:family="text">
      <style:text-properties fo:color="#c9211e" loext:opacity="100%"/>
    </style:style>
    <style:style style:name="T2" style:family="text">
      <style:text-properties fo:color="#c9211e" loext:opacity="100%" officeooo:rsid="001ab63f"/>
    </style:style>
    <style:style style:name="T3" style:family="text">
      <style:text-properties officeooo:rsid="001ab6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our daily interaction with the environment we are confronted with a massive amount of information which cannot all be processed in detail, given the limited resources of our cognitive systems. In order to simplify the complexity of incoming information, our brain tries to extract its regularities in order to be able to react to environmental demands in efficient ways. One way of extracting regularities from experiences is to rely on repetitions and associations of events, which lead to the creation of increasingly complex knowledge \citep{Ghosh2014, Tse2007}. The accumulation of knowledge across similar experiences that can subsequently form expectations and orient our actions is what characterizes reinforcement learning \citep{Sutton1998}. In reinforcement learning, individuals incrementally learn, over experiences, to form expectations in order to successfully predict future events. As an example from real life, we may learn after several experiences that book stores tend to specialize on different genres, such as crime or romance. Learning this association will guide us to go to a specific book store if we are looking for a particular book. \par </text:p>
      <text:p text:style-name="P1">Events can, however, sometimes deviate from our expectations. We may go to a book store we have learnt being specialized in crime genre and discover that the crime novel we are looking for is not there. We might then decide to go to another book store, which we know has equal coverage of different genres. Despite our low expectations, we may find the crime novel we are looking for in that generalist book store. In such situations, the difference between expectations and the experienced event generates a prediction error (PE) signal which may change future expectations and decisions. PE is crucial in promoting learning by driving the updating of prior knowledge \citep{Ergo2020, Friston2018}. <text:span text:style-name="T3">An aspect</text:span><text:span text:style-name="T1"> that may modulate the effect of PE is the outcome of the predictions. </text:span><text:span text:style-name="T2">In fact</text:span><text:span text:style-name="T1">, correctly predicting an event generally results in an increase in the strength of the expectations that led to the prediction, whereas incorrectly predicting leads to a weakening of the related expectations <text:s/>\citep{Daw2013}. %(REFERENCE? For example Kim et al. 2014 paper from Turk-Browne's lab)</text:span></text:p>
      <text:p text:style-name="P1"><text:span text:style-name="T1">For example, correctly predicting that the book we are looking for is in a specific book store will increase our belief that we need to go to that store to find similar books. Conversely, when we do not find the book in the store our belief will not be as strong as before.</text:span> Going beyond incremental learning, our current study examined the effects of PE on the formation of episodic memory, with learning rate and prediction outcome as potential modulators. </text:p>
      <text:p text:style-name="Standard">\par In reinforcement learning models, the extent to which PE is used to update the expectations is regulated by the learning rate \citep{Sutton2018a}. A higher learning rate results in an increased update of the expectations, shifting the expectations towards the most recent outcomes. On the contrary, lower learning rate shifts the expectations towards older estimates. <text:span text:style-name="T2">The amount of update that follows a PE is affected by prediction outcome</text:span><text:span text:style-name="T3">,</text:span> as individuals tend to update their belief more as a consequence of positive outcomes compared to negative ones \citep{Lefebvre2017, sharot2007neural, sharot2011unrealistic, sharot2016forming}. <text:s/>\par</text:p>
      <text:p text:style-name="Standard">In addition to incrementally learn from multiple episodes, individuals are also capable of encoding distinct, temporally specific episodic memories of events. For example, remembering the precise occasion in which the desired book was found in a store. </text:p>
      <text:p text:style-name="Standard">While there is a a great amount of evidence on the effects of PE, learning rate, and prediction outcome on incremental learning, its <text:s/>effects on the formation of new episodic memories are still not fully understood.\p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31T08:56:22.397175942</meta:creation-date>
    <dc:date>2022-03-31T09:25:10.175449572</dc:date>
    <meta:editing-duration>PT8M43S</meta:editing-duration>
    <meta:editing-cycles>2</meta:editing-cycles>
    <meta:generator>LibreOffice/7.3.1.3$MacOSX_AARCH64 LibreOffice_project/a69ca51ded25f3eefd52d7bf9a5fad8c90b87951</meta:generator>
    <meta:document-statistic meta:table-count="0" meta:image-count="0" meta:object-count="0" meta:page-count="1" meta:paragraph-count="6" meta:word-count="592" meta:character-count="3830" meta:non-whitespace-character-count="3238"/>
  </office:meta>
</office:document-meta>
</file>